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3e1f8" officeooo:paragraph-rsid="0013e1f8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3e1f8" officeooo:paragraph-rsid="0017f6f6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1644d5" officeooo:paragraph-rsid="0017f6f6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13e1f8" officeooo:paragraph-rsid="0013e1f8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1f3603" officeooo:paragraph-rsid="001f3603"/>
    </style:style>
    <style:style style:name="T1" style:family="text">
      <style:text-properties officeooo:rsid="0015d3b5"/>
    </style:style>
    <style:style style:name="T2" style:family="text">
      <style:text-properties officeooo:rsid="001bd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modelo físico de sistemas embarcados sem fio é a mais simples plataforma aplicável a</text:p>
      <text:p text:style-name="P1">locais remotos e de difícil acesso, por integrar aquisição, processamento e transmissão de dados</text:p>
      <text:p text:style-name="P1">em um único dispositivo (Hill, 2003, Ickes et al., 2013). Com a integração de um ou mais nós</text:p>
      <text:p text:style-name="P1"/>
      <text:p text:style-name="P5">Por reunir coleta, processamento e envio de dados em um único dispositivo, sistemas embarcados facilitam a criação de sistemas que facilitam a aplicação em locais remotos ou de difícil a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5:34:29.037712501</meta:creation-date>
    <dc:date>2019-07-19T02:04:22.124701753</dc:date>
    <meta:editing-duration>PT1H45M29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4" meta:word-count="77" meta:character-count="466" meta:non-whitespace-character-count="393"/>
  </office:meta>
</office:document-meta>
</file>